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027ca"/>
    </style:style>
    <style:style style:name="P2" style:family="paragraph" style:parent-style-name="Standard">
      <style:paragraph-properties fo:text-align="end" style:justify-single-word="false"/>
      <style:text-properties officeooo:paragraph-rsid="001027ca"/>
    </style:style>
    <style:style style:name="P3" style:family="paragraph" style:parent-style-name="Standard">
      <style:text-properties officeooo:paragraph-rsid="001027ca"/>
    </style:style>
    <style:style style:name="P4" style:family="paragraph" style:parent-style-name="Standard">
      <style:text-properties fo:font-size="14pt" officeooo:paragraph-rsid="001027ca" style:font-size-asian="14pt" style:font-size-complex="14pt"/>
    </style:style>
    <style:style style:name="P5" style:family="paragraph" style:parent-style-name="Standard">
      <style:text-properties officeooo:rsid="0013f574" officeooo:paragraph-rsid="0013f574"/>
    </style:style>
    <style:style style:name="P6" style:family="paragraph" style:parent-style-name="Standard">
      <style:text-properties officeooo:rsid="0019f607" officeooo:paragraph-rsid="0019f607"/>
    </style:style>
    <style:style style:name="P7" style:family="paragraph" style:parent-style-name="Standard">
      <style:text-properties officeooo:paragraph-rsid="0019f607"/>
    </style:style>
    <style:style style:name="P8" style:family="paragraph" style:parent-style-name="Standard">
      <style:paragraph-properties fo:margin-top="0cm" fo:margin-bottom="0.247cm" style:contextual-spacing="false" fo:line-height="120%" fo:text-align="start" style:justify-single-word="false" fo:orphans="2" fo:widows="2" style:writing-mode="lr-tb"/>
    </style:style>
    <style:style style:name="P9" style:family="paragraph" style:parent-style-name="Standard">
      <style:paragraph-properties fo:margin-top="0cm" fo:margin-bottom="0.247cm" style:contextual-spacing="false" fo:line-height="120%" fo:text-align="start" style:justify-single-word="false" fo:orphans="2" fo:widows="2" style:writing-mode="lr-tb"/>
      <style:text-properties officeooo:rsid="001027ca" officeooo:paragraph-rsid="001027ca"/>
    </style:style>
    <style:style style:name="P10" style:family="paragraph" style:parent-style-name="Standard">
      <style:paragraph-properties fo:margin-left="0cm" fo:margin-right="0cm" fo:text-indent="0.741cm" style:auto-text-indent="false"/>
      <style:text-properties fo:font-size="14pt" officeooo:paragraph-rsid="001027ca" style:font-size-asian="14pt" style:font-size-complex="14pt"/>
    </style:style>
    <style:style style:name="P11" style:family="paragraph" style:parent-style-name="Standard">
      <style:paragraph-properties fo:margin-left="0cm" fo:margin-right="0cm" fo:text-indent="0.741cm" style:auto-text-indent="false"/>
      <style:text-properties officeooo:paragraph-rsid="001027ca"/>
    </style:style>
    <style:style style:name="P12" style:family="paragraph" style:parent-style-name="Standard">
      <style:paragraph-properties fo:margin-left="0cm" fo:margin-right="0cm" fo:text-indent="0.741cm" style:auto-text-indent="false"/>
      <style:text-properties officeooo:paragraph-rsid="00119d55"/>
    </style:style>
    <style:style style:name="P13" style:family="paragraph" style:parent-style-name="Standard">
      <style:paragraph-properties fo:margin-left="0cm" fo:margin-right="0cm" fo:text-indent="0.741cm" style:auto-text-indent="false"/>
      <style:text-properties officeooo:paragraph-rsid="0015ab30"/>
    </style:style>
    <style:style style:name="P14" style:family="paragraph" style:parent-style-name="Standard">
      <style:paragraph-properties fo:margin-left="0cm" fo:margin-right="0cm" fo:text-indent="0.741cm" style:auto-text-indent="false"/>
      <style:text-properties officeooo:paragraph-rsid="00180022"/>
    </style:style>
    <style:style style:name="P15" style:family="paragraph" style:parent-style-name="List_20_Paragraph" style:list-style-name="WWNum1">
      <style:text-properties officeooo:paragraph-rsid="001027ca"/>
    </style:style>
    <style:style style:name="P16" style:family="paragraph" style:parent-style-name="Frame_20_Contents">
      <style:paragraph-properties fo:margin-top="0cm" fo:margin-bottom="0.247cm" style:contextual-spacing="false"/>
    </style:style>
    <style:style style:name="T1" style:family="text">
      <style:text-properties fo:font-size="26pt" fo:font-weight="bold" style:font-size-asian="26pt" style:font-weight-asian="bold" style:font-size-complex="2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3f574" style:font-size-asian="14pt" style:font-size-complex="14pt"/>
    </style:style>
    <style:style style:name="T4" style:family="text">
      <style:text-properties officeooo:rsid="001027ca"/>
    </style:style>
    <style:style style:name="T5" style:family="text">
      <style:text-properties fo:font-size="16pt" fo:font-weight="bold" style:font-size-asian="16pt" style:font-weight-asian="bold" style:font-size-complex="16pt"/>
    </style:style>
    <style:style style:name="T6" style:family="text">
      <style:text-properties officeooo:rsid="00119d55"/>
    </style:style>
    <style:style style:name="T7" style:family="text">
      <style:text-properties officeooo:rsid="001800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操作系统课程设计实验报告</text:span></text:p>
      <text:p text:style-name="P3"/>
      <text:p text:style-name="P3"/>
      <text:p text:style-name="P2"><text:span text:style-name="T2">——实验一：shell实验</text:span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负责人姓名：陈彦吉</text:p>
      <text:p text:style-name="P1">学号：14061<text:span text:style-name="T4">195</text:span></text:p>
      <text:p text:style-name="P1">日期：2016/0<text:span text:style-name="T4">4/17</text:span></text:p>
      <text:p text:style-name="P1"/>
      <text:p text:style-name="P1"/>
      <text:p text:style-name="P1"><text:soft-page-break/><text:span text:style-name="T2">小组成员</text:span></text:p>
      <text:p text:style-name="P3"/>
      <text:p text:style-name="P3"/>
      <text:p text:style-name="P3"/>
      <text:p text:style-name="P3"/>
      <text:p text:style-name="P6">1.韩青长 14061183 主程序改善、管道</text:p>
      <text:p text:style-name="P6">2.滕叶飞14061189 内部命令</text:p>
      <text:p text:style-name="P6">3.陈彦吉14061195 报告</text:p>
      <text:p text:style-name="P6">4.叶青河14061202 Lex，yacc</text:p>
      <text:p text:style-name="P6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8130714031721497755" text:style-name="WWNum1">
        <text:list-item>
          <text:p text:style-name="P15"><text:span text:style-name="T5">实验目的及要求</text:span></text:p>
        </text:list-item>
      </text:list>
      <text:p text:style-name="P3"><text:span text:style-name="T2">1.1目的</text:span></text:p>
      <text:p text:style-name="P3"><text:tab/>1）学习Linux相关软件工具的使用；</text:p>
      <text:p text:style-name="P3"><text:tab/>2）熟悉使用Linux中YACC工具进行语法分析的基本方法</text:p>
      <text:p text:style-name="P3"><text:tab/>3）运用man帮助手册查询相关命令</text:p>
      <text:p text:style-name="P3"><text:tab/>4）理解并发程序的同步问题</text:p>
      <text:p text:style-name="P3"><text:tab/>5）学习POSIX/UNIX系统调用的使用</text:p>
      <text:p text:style-name="P3"><text:tab/>6）掌握进程控制和进程间通信的方法</text:p>
      <text:p text:style-name="P3"/>
      <text:p text:style-name="P3"/>
      <text:p text:style-name="P3"><text:span text:style-name="T2">1.2基本要求</text:span></text:p>
      <text:p text:style-name="P3"><text:tab/>1）在linux环境下使用C语言编写一个简单的shell命令解释器程序</text:p>
      <text:p text:style-name="P3"><text:tab/>2）能够执行fg、bg、cd、history、exit等内部命令</text:p>
      <text:p text:style-name="P3"><text:tab/>3）能够执行外部程序命令，命令可以带参数</text:p>
      <text:p text:style-name="P3"><text:tab/>4）使用I/O重定向</text:p>
      <text:p text:style-name="P3"><text:tab/>5）支持前后台作业，提供作业控制工程，包括打印作业的清单，改变当前运行作业的前台/后台状态，以及控制作业的挂起、中止和继续运行</text:p>
      <text:p text:style-name="P3"/>
      <text:p text:style-name="P3"/>
      <text:p text:style-name="P3"><text:span text:style-name="T2">1.3提高要求</text:span></text:p>
      <text:p text:style-name="P3"><text:tab/>1）尝试对YACC语法分析的文法进行进一步的修改与完善</text:p>
      <text:p text:style-name="P3"><text:tab/>2）尝试在Linux将Lex和Yacc结合起来使用进行语法和词法分析</text:p>
      <text:p text:style-name="P3"><text:tab/>3）对其他常用的内部命令进行实践，并可以尝试考虑对通配符的支持与实现</text:p>
      <text:p text:style-name="P3"><text:tab/>4）实现对管道的支持</text:p>
      <text:p text:style-name="P3"><text:tab/>5）实现结合词crtl+Z命令</text:p>
      <text:p text:style-name="P3"/>
      <text:p text:style-name="P3"/>
      <text:p text:style-name="P3"><text:span text:style-name="T2">1.4完成情况</text:span></text:p>
      <text:p text:style-name="P3"><text:tab/>1、完成基本要求</text:p>
      <text:p text:style-name="P3"><text:tab/>2、完成提高要求</text:p>
      <text:list xml:id="list230158752696114" text:continue-numbering="true" text:style-name="WWNum1">
        <text:list-item>
          <text:p text:style-name="P15"><text:span text:style-name="T5">实验内容</text:span></text:p>
        </text:list-item>
      </text:list>
      <text:p text:style-name="P3"><text:soft-page-break/></text:p>
      <text:p text:style-name="P3"><text:span text:style-name="T2">2.1前期工作</text:span></text:p>
      <text:p text:style-name="P11">得到代码后进行编译，花了很久读源码，才知道这个shell程序能够做什么，还有所有的指令应该如何使用，在后期得到其他同学的帮助，简化了makefile。</text:p>
      <text:p text:style-name="P12"><text:span text:style-name="T6">1.删除了</text:span>execute.c中出现的未使用的变量。</text:p>
      <text:p text:style-name="P12"><text:span text:style-name="T6">2.给fg、bg的printf函数中</text:span>百分号添加转义符。</text:p>
      <text:p text:style-name="P11"><text:span text:style-name="T6">3.在</text:span>global.h添加_GNU_SOURCE消除warning。</text:p>
      <text:p text:style-name="P11"/>
      <text:p text:style-name="P3"><text:span text:style-name="T2">2.2代码修正</text:span></text:p>
      <text:p text:style-name="P3"><text:span text:style-name="T2"><text:tab/></text:span></text:p>
      <text:p text:style-name="P14">在通读了代码之后，我们弄明白了命令的具体执行流程，发现一些简单指令没有问题，比如exit和history命令，在阅读代码的时候，我们把主要问题定位在了<text:span text:style-name="T7">execOuterCmd函数中，父进程与子进程的执行问题。</text:span></text:p>
      <text:p text:style-name="P14">另外运行代码时发现，使用Ctrl+Z挂起的进程，bg运行后依然收到Ctrl+Z停止信号并停止工作。</text:p>
      <text:p text:style-name="P11">之后我们按照CtrlZ的方式添加了CtrlC</text:p>
      <text:p text:style-name="P11">在我们对比终端执行命令与本程序执行命令之后，发现本程序的运行现象并不符合。本程序创建的子进程与本程序自身进程不在同一进程组中，所以这一方面带来的问题，需要进行修改。</text:p>
      <text:p text:style-name="P11">本组对这个部分负责的同学的处理是将这个问题分为前台和后台，并在子进程创建后重新分配进程组。</text:p>
      <text:p text:style-name="P11">当前台运行时。使用tcsetpgrp将对应进程所在进程组移至前台，并通过suspend使自己进入等待状态，并等待SIGCHILD信号。</text:p>
      <text:p text:style-name="P11">进入后台运行主要是&amp;和bg挂起到后台运行，我们编写了一个函数处理SIGCHILD信号，当子进程停止、结束、继续运行时都会触发。收到子进程结束的信号后，系统将本程序进程调回前台，从作业中删除已经结束的进程（理论上，实际上这一点好像有一点问题...）,如果子进程继续工作且为前台，则同理。。</text:p>
      <text:p text:style-name="P11"/>
      <text:p text:style-name="P3"/>
      <text:p text:style-name="P4"/>
      <text:p text:style-name="P3"><text:span text:style-name="T2">2.3增加管道</text:span></text:p>
      <text:p text:style-name="P11"/>
      <text:p text:style-name="P11">在bison.y里新增fgCommand规则，fgCommand可以由多个simpleCmd中间用|隔开。</text:p>
      <text:p text:style-name="P13">在SimpleCmd结构体增加管道输入输出和链表指针。</text:p>
      <text:p text:style-name="P13">在execute函数中创建出命令链表。</text:p>
      <text:p text:style-name="P3"><text:span text:style-name="T2"/></text:p>
      <text:p text:style-name="P10"/>
      <text:p text:style-name="P3"><text:span text:style-name="T2"/></text:p>
      <text:p text:style-name="P10"/>
      <text:p text:style-name="P3"><text:span text:style-name="T2">2.</text:span><text:span text:style-name="T3">4</text:span><text:span text:style-name="T2">内存泄漏</text:span></text:p>
      <text:p text:style-name="P3"><text:span text:style-name="T2"><text:tab/></text:span></text:p>
      <text:p text:style-name="P11">在与另一组同学交流中得知有一个严重的内存泄露问题，虽然这个问题我们还没有察觉，但是还是在别人的指导下改正了。主要问题就是内存的释放，cmd本身没有被释放，另外args也没有释放。</text:p>
      <text:p text:style-name="P11">原代码：</text:p>
      <text:p text:style-name="P11">for(i = 0; cmd-&gt;args[i] != NULL; i++){</text:p>
      <text:p text:style-name="P11"><text:s text:c="10"/>free(cmd-&gt;args[i]);</text:p>
      <text:p text:style-name="P11"><text:s text:c="9"/>free(cmd-&gt;input);</text:p>
      <text:p text:style-name="P11"><text:s text:c="9"/>free(cmd-&gt;output);</text:p>
      <text:p text:style-name="P11"><text:s/>}</text:p>
      <text:p text:style-name="P11"/>
      <text:p text:style-name="P4"/>
      <text:p text:style-name="P3"><text:soft-page-break/></text:p>
      <text:p text:style-name="P3"/>
      <text:p text:style-name="P3"/>
      <text:p text:style-name="P3"><text:span text:style-name="T5">3、实验感想</text:span></text:p>
      <text:p text:style-name="P3">3.1 通读源码花了很长时间，因为之前没有看过格式这么差的代码，另一方面，里面出现了很多从来没有见过的函数。另外在了解文件整体架构上花了很长时间，因为之前并没有处理过这种类型的程序，不是很清楚代码文件之间的调用关系。</text:p>
      <text:p text:style-name="P3"/>
      <text:p text:style-name="P3">3.2 第一次体会到搜索引擎派不上用场，或者说自己搜索问题的能力十分不足。就比如signal函数，里面出现的信号不下十种，在阅读其他人博客时感觉眼睛都看晕了。另一方面，因为基本全都不懂，而且有的知识点老师上课都还没有提到。所以感觉难度就像“给了我一把锤子，让我修好一架飞机”。受到了打击。再一方面，各种函数的使用纵横交错，一次搜索单个函数往往得不到想要的解释。所以需要阅读大量相关网页和博客。后来一个大神给我推荐了stackoverflow，感觉是一个很便利的编程问答网站。还有就是，同期还有OO作业要求完成。多线程让人感觉有点吃不消。当然主要还是因为自己基础差。</text:p>
      <text:p text:style-name="P3"/>
      <text:p text:style-name="P5">3.3感觉任务分配出现了一点问题，其他组第一次实验都是一个大神单人负责的。。。感觉有点心理不平衡。。另外这次实验文件之间具有一定相关性。。使得无法两个人同时修改execute.c文件里的不同部分。。</text:p>
      <text:p text:style-name="P5"/>
      <text:p text:style-name="P5">3.4关于分组。。虽然分组都是我们自己弄的。。但是有一个组四个人都是大神。。感觉心好累。。在我们还在读源码的时候，他们就已经完成了很多了。。有一点想弃疗。。</text:p>
      <text:p text:style-name="P5"/>
      <text:p text:style-name="P5">3.5第一次实验好难！！！！！连操作系统都没有进行深入了解的我，接到这个实验的时候是懵逼的。。感觉入门门槛好高。。。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Standard" style:default-outline-level=""/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16:11:34.619077265</meta:creation-date>
    <dc:date>2016-04-17T23:01:57.852707385</dc:date>
    <meta:editing-duration>PT6H20M2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4" meta:paragraph-count="67" meta:word-count="1779" meta:character-count="2260" meta:non-whitespace-character-count="2198"/>
  </office:meta>
</office:document-meta>
</file>